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orphans="0" fo:widows="0" style:text-autospace="none"/>
      <style:text-properties style:font-name="Arial" fo:font-size="10pt" officeooo:paragraph-rsid="001692b0" style:font-size-asian="10pt" style:font-name-complex="Arial" style:font-size-complex="10pt"/>
    </style:style>
    <style:style style:name="P2" style:family="paragraph" style:parent-style-name="Standard" style:list-style-name="WW8Num1">
      <style:paragraph-properties fo:orphans="0" fo:widows="0" style:text-autospace="none"/>
      <style:text-properties style:font-name="Arial" fo:font-size="10pt" officeooo:paragraph-rsid="001692b0" style:font-size-asian="10pt" style:font-name-complex="Arial" style:font-size-complex="10pt"/>
    </style:style>
    <style:style style:name="P3" style:family="paragraph" style:parent-style-name="Standard">
      <style:paragraph-properties fo:orphans="0" fo:widows="0" style:text-autospace="none"/>
      <style:text-properties style:font-name="Arial" fo:font-size="10pt" fo:font-weight="bold" officeooo:paragraph-rsid="001692b0" style:font-size-asian="10pt" style:font-weight-asian="bold" style:font-name-complex="Arial" style:font-size-complex="10pt" style:font-weight-complex="bold"/>
    </style:style>
    <style:style style:name="P4" style:family="paragraph" style:parent-style-name="Standard">
      <style:paragraph-properties fo:text-align="justify" style:justify-single-word="false" fo:orphans="0" fo:widows="0" style:text-autospace="none"/>
      <style:text-properties officeooo:paragraph-rsid="001692b0"/>
    </style:style>
    <style:style style:name="P5" style:family="paragraph" style:parent-style-name="Standard">
      <style:paragraph-properties fo:orphans="0" fo:widows="0" style:text-autospace="none"/>
      <style:text-properties officeooo:paragraph-rsid="001692b0"/>
    </style:style>
    <style:style style:name="P6" style:family="paragraph" style:parent-style-name="Standard">
      <style:paragraph-properties fo:margin-left="0in" fo:margin-right="0in" fo:orphans="0" fo:widows="0" fo:text-indent="0.5in" style:auto-text-indent="false" fo:padding-left="0in" fo:padding-right="0in" fo:padding-top="0in" fo:padding-bottom="0.0138in" fo:border-left="none" fo:border-right="none" fo:border-top="none" fo:border-bottom="0.74pt solid #000000" style:text-autospace="none"/>
      <style:text-properties style:font-name="Arial" fo:font-size="10pt" officeooo:paragraph-rsid="001692b0" style:font-size-asian="10pt" style:font-name-complex="Arial" style:font-size-complex="10pt"/>
    </style:style>
    <style:style style:name="P7" style:family="paragraph" style:parent-style-name="Standard">
      <style:paragraph-properties fo:margin-left="0in" fo:margin-right="0in" fo:orphans="0" fo:widows="0" fo:text-indent="0.5in" style:auto-text-indent="false" fo:padding-left="0in" fo:padding-right="0in" fo:padding-top="0in" fo:padding-bottom="0.0138in" fo:border-left="none" fo:border-right="none" fo:border-top="none" fo:border-bottom="0.74pt solid #000000" style:text-autospace="none"/>
      <style:text-properties style:font-name="Arial" fo:font-size="10pt" fo:font-weight="bold" officeooo:paragraph-rsid="001692b0" style:font-size-asian="10pt" style:font-weight-asian="bold" style:font-name-complex="Arial" style:font-size-complex="10pt" style:font-weight-complex="bold"/>
    </style:style>
    <style:style style:name="P8" style:family="paragraph" style:parent-style-name="Standard">
      <style:paragraph-properties fo:margin-left="0in" fo:margin-right="0in" fo:orphans="0" fo:widows="0" fo:text-indent="0.5in" style:auto-text-indent="false" fo:padding-left="0in" fo:padding-right="0in" fo:padding-top="0in" fo:padding-bottom="0.0138in" fo:border-left="none" fo:border-right="none" fo:border-top="none" fo:border-bottom="0.74pt solid #000000" style:text-autospace="none"/>
      <style:text-properties style:font-name="Arial" fo:font-size="10pt" officeooo:paragraph-rsid="001692b0" style:font-name-asian="Arial" style:font-size-asian="10pt" style:font-name-complex="Arial" style:font-size-complex="10pt"/>
    </style:style>
    <style:style style:name="P9" style:family="paragraph" style:parent-style-name="Standard">
      <style:paragraph-properties fo:margin-left="0in" fo:margin-right="0in" fo:orphans="0" fo:widows="0" fo:text-indent="0.5in" style:auto-text-indent="false" fo:padding-left="0in" fo:padding-right="0in" fo:padding-top="0in" fo:padding-bottom="0.0138in" fo:border-left="none" fo:border-right="none" fo:border-top="none" fo:border-bottom="0.74pt solid #000000" style:text-autospace="none"/>
      <style:text-properties officeooo:paragraph-rsid="001692b0"/>
    </style:style>
    <style:style style:name="P10" style:family="paragraph" style:parent-style-name="Standard">
      <style:paragraph-properties fo:margin-left="0in" fo:margin-right="0in" fo:orphans="0" fo:widows="0" fo:text-indent="0.5in" style:auto-text-indent="false" fo:padding="0in" fo:border-left="none" fo:border-right="none" fo:border-top="none" fo:border-bottom="0.74pt solid #000000" style:text-autospace="none"/>
      <style:text-properties style:font-name="Arial" fo:font-size="10pt" fo:font-weight="bold" officeooo:paragraph-rsid="001692b0" style:font-size-asian="10pt" style:font-weight-asian="bold" style:font-name-complex="Arial" style:font-size-complex="10pt" style:font-weight-complex="bold"/>
    </style:style>
    <style:style style:name="P11" style:family="paragraph" style:parent-style-name="Standard">
      <style:paragraph-properties fo:margin-left="0in" fo:margin-right="0in" fo:orphans="0" fo:widows="0" fo:text-indent="0.5in" style:auto-text-indent="false" fo:padding="0in" fo:border-left="none" fo:border-right="none" fo:border-top="none" fo:border-bottom="0.74pt solid #000000" style:text-autospace="none"/>
      <style:text-properties style:font-name="Arial" fo:font-size="10pt" officeooo:paragraph-rsid="001692b0" style:font-size-asian="10pt" style:font-name-complex="Arial" style:font-size-complex="10pt"/>
    </style:style>
    <style:style style:name="P12" style:family="paragraph" style:parent-style-name="Standard">
      <style:paragraph-properties fo:margin-left="0in" fo:margin-right="0in" fo:orphans="0" fo:widows="0" fo:text-indent="0.5in" style:auto-text-indent="false" fo:padding="0in" fo:border-left="none" fo:border-right="none" fo:border-top="none" fo:border-bottom="0.74pt solid #000000" style:text-autospace="none"/>
      <style:text-properties officeooo:paragraph-rsid="001692b0"/>
    </style:style>
    <style:style style:name="P13" style:family="paragraph" style:parent-style-name="Standard">
      <style:paragraph-properties fo:margin-left="2in" fo:margin-right="0in" fo:orphans="0" fo:widows="0" fo:text-indent="0.5in" style:auto-text-indent="false" style:text-autospace="none"/>
      <style:text-properties officeooo:paragraph-rsid="001692b0"/>
    </style:style>
    <style:style style:name="P14" style:family="paragraph" style:parent-style-name="Standard">
      <style:paragraph-properties fo:margin-left="2in" fo:margin-right="0in" fo:orphans="0" fo:widows="0" fo:text-indent="0.5in" style:auto-text-indent="false" style:text-autospace="none"/>
      <style:text-properties style:font-name="Arial" fo:font-size="10pt" officeooo:paragraph-rsid="001692b0" style:font-size-asian="10pt" style:font-name-complex="Arial" style:font-size-complex="10pt"/>
    </style:style>
    <style:style style:name="P15" style:family="paragraph" style:parent-style-name="Standard">
      <style:paragraph-properties fo:orphans="0" fo:widows="0" fo:padding="0in" fo:border-left="none" fo:border-right="none" fo:border-top="none" fo:border-bottom="0.74pt solid #000000" style:text-autospace="none"/>
      <style:text-properties style:font-name="Arial" fo:font-size="10pt" fo:font-weight="bold" officeooo:paragraph-rsid="001692b0" style:font-size-asian="10pt" style:font-weight-asian="bold" style:font-name-complex="Arial" style:font-size-complex="10pt" style:font-weight-complex="bold"/>
    </style:style>
    <style:style style:name="P16" style:family="paragraph" style:parent-style-name="Standard">
      <style:paragraph-properties fo:orphans="0" fo:widows="0" fo:padding="0in" fo:border-left="none" fo:border-right="none" fo:border-top="none" fo:border-bottom="0.74pt solid #000000" style:text-autospace="none"/>
      <style:text-properties style:font-name="Arial" fo:font-size="10pt" officeooo:paragraph-rsid="001692b0" style:font-size-asian="10pt" style:font-name-complex="Arial" style:font-size-complex="10pt"/>
    </style:style>
    <style:style style:name="P17" style:family="paragraph" style:parent-style-name="Standard">
      <style:paragraph-properties fo:orphans="0" fo:widows="0" fo:padding="0in" fo:border-left="none" fo:border-right="none" fo:border-top="none" fo:border-bottom="0.74pt solid #000000" style:text-autospace="none"/>
      <style:text-properties officeooo:paragraph-rsid="001692b0"/>
    </style:style>
    <style:style style:name="P18" style:family="paragraph" style:parent-style-name="Standard" style:master-page-name="Standard">
      <style:paragraph-properties fo:orphans="0" fo:widows="0" style:page-number="auto" style:text-autospace="none"/>
      <style:text-properties officeooo:paragraph-rsid="001692b0"/>
    </style:style>
    <style:style style:name="T1" style:family="text">
      <style:text-properties style:font-name="Arial" fo:font-size="10pt" style:font-size-asian="10pt" style:font-name-complex="Arial" style:font-size-complex="10pt"/>
    </style:style>
    <style:style style:name="T2" style:family="text">
      <style:text-properties style:font-name="Arial" fo:font-size="10pt" fo:font-weight="bold" style:font-size-asian="10pt" style:font-weight-asian="bold" style:font-name-complex="Arial" style:font-size-complex="10pt" style:font-weight-complex="bold"/>
    </style:style>
    <style:style style:name="T3" style:family="text">
      <style:text-properties style:font-name-asian="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We have a CPU, L1 cache, L2 cache and a memory. We will look at different examples of the cache organization. We will talk about what happens on a read miss, read hit, write miss and write hit.</text:span></text:p>
      <text:p text:style-name="P1"/>
      <text:p text:style-name="P1">Here are some general assumptions we will abide by:</text:p>
      <text:p text:style-name="P4"><text:span text:style-name="T1"><text:tab/>A1. Caches are inclusive - whatever is in L1 </text:span><text:span text:style-name="T2">must be </text:span><text:span text:style-name="T1">in L2, whatever is in L2 </text:span><text:span text:style-name="T2">must be</text:span><text:span text:style-name="T1"> in memory. If we expel a block A from L2 there are mechanisms that will find all blocks in L1 that match the expelled block A and expel them too. If we want to bring in a new block B into L1, we have to bring it </text:span><text:span text:style-name="T2">through</text:span><text:span text:style-name="T1"> L2, and store it also in L2. So the inclusive claim holds always.</text:span></text:p>
      <text:p text:style-name="P5"><text:span text:style-name="T1"><text:tab/>A2. When we have a write-through cache, every time we write a piece of data of size Y to this cache, this cache will go one level lower to write </text:span><text:span text:style-name="T2">this same data</text:span><text:span text:style-name="T1">. If we write </text:span><text:span text:style-name="T2">one word</text:span><text:span text:style-name="T1"> of data to this cache it will write this same word one level lower. If we write </text:span><text:span text:style-name="T2">one block</text:span><text:span text:style-name="T1"> to this cache, it will write this same block one level lower.</text:span></text:p>
      <text:p text:style-name="P5"><text:span text:style-name="T1"><text:tab/>A3. We will assume that caches are always full. This only has significance for write-back caches, when we say that x% of blocks are dirty. If cache is </text:span><text:span text:style-name="T2">always full</text:span><text:span text:style-name="T1">, this means that </text:span><text:span text:style-name="T2">every time </text:span><text:span text:style-name="T1">we want to bring a block in we have to take one block out and there is exactly x% chance that this block we are taking out is dirty. <text:s/></text:span></text:p>
      <text:p text:style-name="P5"><text:span text:style-name="T1"><text:tab/>A4. Assume we want to bring a block A into a write-back cache (say we had a read miss on block A). We will assume that we first figure out which block to evict from this cache (say block B), and handle this eviction. Handling eviction means that if B was dirty we have to write B to a lower level, and then lower level has to handle this write. When this whole eviction process is done, then we will look for block A in a lower level (this results in a hit or a miss) and bring it into this cache. The overall effect of “first evict, then bring in new block” is that block B that we are evicting is </text:span><text:span text:style-name="T2">always</text:span><text:span text:style-name="T1"> </text:span><text:span text:style-name="T2">found</text:span><text:span text:style-name="T1"> in lower level.<text:tab/> <text:s text:c="3"/></text:span></text:p>
      <text:p text:style-name="P5"><text:span text:style-name="T1"><text:tab/>A5. If a cache is write-allocate, and we want to write a piece of data of size Y to this cache, and this piece of data is in a block A that is not in this cache (i.e., we have a write miss), we will </text:span><text:span text:style-name="T2">read block A as it is</text:span><text:span text:style-name="T1"> from a lower level and place it into this cache, then write a piece of data of size Y to this cache according to this cache's write policy (write-through or write-back). </text:span></text:p>
      <text:p text:style-name="P5"><text:span text:style-name="T1"><text:tab/>A6. If a cache is no-write-allocate, and we want to write a piece of data of size Y to this cache, and this piece of data is in a block A that is not in this cache (i.e., we have a write miss), <text:tab/> <text:s text:c="3"/>we will write </text:span><text:span text:style-name="T2">a piece of data of size Y</text:span><text:span text:style-name="T1"> one level lower, bypassing this cache.</text:span></text:p>
      <text:p text:style-name="P1"/>
      <text:p text:style-name="P1">Here are different design choices we can vary for L1 and L2 each:</text:p>
      <text:list xml:id="list7899527036457984198" text:style-name="WW8Num1">
        <text:list-item>
          <text:p text:style-name="P2">write-through vs. write-back</text:p>
        </text:list-item>
        <text:list-item>
          <text:p text:style-name="P2">write-allocate vs. no-write-allocate</text:p>
        </text:list-item>
        <text:list-item>
          <text:p text:style-name="P2">unified cache vs. split cache</text:p>
        </text:list-item>
      </text:list>
      <text:p text:style-name="P5"><text:span text:style-name="T1">Additionally, we may have a write buffer or not,</text:span></text:p>
      <text:list xml:id="list155958639176190" text:continue-numbering="true" text:style-name="WW8Num1">
        <text:list-item>
          <text:p text:style-name="P2">write buffer is placed between L1 and L2 vs. between L2 and memory vs. there is no write buffer</text:p>
        </text:list-item>
      </text:list>
      <text:p text:style-name="P3"/>
      <text:p text:style-name="P5"><text:span text:style-name="T1">There are total of 192 combinations possible. We will first look at variations of a), b) and c) combinations for L1 and L2 and then we will add d) variations.</text:span></text:p>
      <text:p text:style-name="P1"/>
      <text:p text:style-name="P3">1. A cache is unified vs. we have split cache for instructions and data</text:p>
      <text:p text:style-name="P3"/>
      <text:p text:style-name="P5"><text:span text:style-name="T1">The difference between these two choices is only that in the case of a unified cache we will calculate one AMAT_read and this will be how much we pay for reading </text:span><text:span text:style-name="T2">anything</text:span><text:span text:style-name="T1">, instruction or data. In case of split caches, we will calculate AMAT_read_for_instructions using specifications for instruction cache and <text:s/>AMAT_read_for_data using specifications for data cache. So only numbers we use (for block size, miss rate, hit time, etc.) will change but the formulas will stay the same. AMAT_write will be calculated for data only, regardless if the cache is split or unified. Just to note here, we may have both L1 and L2 unified, or L1 split/L2 unified, or L1 unified/L2 split (very unusual) or both L1 and L2 split. So let’s look at these combinations before we go further:</text:span></text:p>
      <text:p text:style-name="P5"><text:span text:style-name="T1"><text:tab/></text:span><text:span text:style-name="T2">1-1: L1 and L2 are both unified:</text:span></text:p>
      <text:p text:style-name="P1"><text:tab/><text:tab/>We calculate AMAT_read using L1 and L2 specifications. This is how much we pay for reading data or instructions. We calculate AMAT_write using L1 and L2 specifications. This is how much we pay for writing data.</text:p>
      <text:p text:style-name="P5"><text:span text:style-name="T1"><text:tab/></text:span><text:span text:style-name="T2">1-2: L1 split into L1_inst and L1_data, L2 unified:</text:span></text:p>
      <text:p text:style-name="P1"><text:tab/><text:tab/>We calculate AMAT_read_for_instructions using L1_inst and L2 specifications. </text:p>
      <text:p text:style-name="P1">We calculate AMAT_read_for_data using L1_data and L2 specifications. We calculate AMAT_write using L1_data and L2 specifications. </text:p>
      <text:p text:style-name="P5"><text:span text:style-name="T1"><text:tab/></text:span><text:span text:style-name="T2">1-3: L1 unified, L2 split into L2_inst and L2_data:</text:span></text:p>
      <text:p text:style-name="P1"><text:tab/><text:tab/>We calculate AMAT_read_for_instructions using L1 and L2_inst specifications. </text:p>
      <text:p text:style-name="P1">We calculate AMAT_read_for_data using L1 and L2_data specifications. We calculate AMAT_write using L1 and L2_data specifications. </text:p>
      <text:p text:style-name="P5"><text:soft-page-break/><text:span text:style-name="T1"><text:tab/></text:span><text:span text:style-name="T2">1-4: L1 split into L1_inst and L1_data, L2 split into L2_inst and L2_data:</text:span></text:p>
      <text:p text:style-name="P1"><text:tab/><text:tab/>We calculate AMAT_read_for_instructions using L1_inst and L2_inst specifications. We calculate AMAT_read_for_data using L1_data and L2_data specifications. We calculate AMAT_write using L1_data and L2_data specifications. </text:p>
      <text:p text:style-name="P1"/>
      <text:p text:style-name="P5"><text:span text:style-name="T1">We will now take this variation out of consideration since it obviously influences only the numbers we use to put in the formula, and we’ll look at remaining 4 combinations for a) and b) choices.</text:span></text:p>
      <text:p text:style-name="P1"/>
      <text:p text:style-name="P3">2. A cache is write-through, write-allocate</text:p>
      <text:p text:style-name="P3"/>
      <text:p text:style-name="P5"><text:span text:style-name="T1">On a read-hit, let RH be the time needed (price) to get the data from this cache to one level higher. The size of data we are getting is the size that a higher level needs.</text:span></text:p>
      <text:p text:style-name="P5"><text:span text:style-name="T1">On a read-miss, we pay RH plus we pay some time RLL to read one block (block size is for this cache) from the lower level (this will include the time for a lower level to find this block). </text:span></text:p>
      <text:p text:style-name="P5"><text:span text:style-name="T1">On a write-hit, we pay some time WH to get the data from one level higher to this cache, plus we pay some time WLL to get the same piece of data from this cache to one level lower (this will include time for a lower level to deal with this write). The size of data we are transferring is the size that a higher level needs to write.</text:span></text:p>
      <text:p text:style-name="P5"><text:span text:style-name="T1">On a write-miss, we pay WH + WLL plus we pay some time RLL (same price that we paid on a read miss) to read one block (block size is for this cache) from the lower level. <text:s/></text:span></text:p>
      <text:p text:style-name="P1"/>
      <text:p text:style-name="P5"><text:span text:style-name="T1">Read_time_for_this_cache will be R = RH+miss_rate*RLL</text:span></text:p>
      <text:p text:style-name="P5"><text:span text:style-name="T1">Write_time_for_this_cache will be W = WH + WLL+ miss_rate*RLL</text:span></text:p>
      <text:p text:style-name="P1"/>
      <text:p text:style-name="P5"><text:span text:style-name="T2">3. A cache is write-through, no-write-allocate</text:span></text:p>
      <text:p text:style-name="P3"/>
      <text:p text:style-name="P1">The only thing that changes from the case 2 is what happens if we have a write miss</text:p>
      <text:p text:style-name="P3"/>
      <text:p text:style-name="P5"><text:span text:style-name="T1">On a write-miss, we pay WH + WLL only. Since cache is no-write-allocate we don’t read a block on a write miss.</text:span></text:p>
      <text:p text:style-name="P1"/>
      <text:p text:style-name="P5"><text:span text:style-name="T1">Read_time_for_this_cache will be R = RH+miss_rate*RLL</text:span></text:p>
      <text:p text:style-name="P1">Write_time_for_this_cache will be W = WH + WLL</text:p>
      <text:p text:style-name="P3"/>
      <text:p text:style-name="P3">4. A cache is write-back, write-allocate</text:p>
      <text:p text:style-name="P3"/>
      <text:p text:style-name="P5"><text:span text:style-name="T1">On a read-hit, let RH be the time needed (price) to get the data from this cache to one level higher. The size of data we are getting is the size that a higher level needs.</text:span></text:p>
      <text:p text:style-name="P5"><text:span text:style-name="T1">On a read-miss, we pay RH plus we pay some time E to evict one block from this cache to a lower level plus we pay RLL to read one block from the lower level (this will include the time for a lower level to find this block). If the block we are evicting is not dirty, then the E is zero, otherwise E is some time D which is the time needed to write a block one level lower. In all those cases a block size is for this cache. Bear in mind that D only includes time to write a block one level lower </text:span><text:span text:style-name="T2">assuming a hit,</text:span><text:span text:style-name="T1"> because of assumptions A1 and A4.</text:span></text:p>
      <text:p text:style-name="P1"/>
      <text:p text:style-name="P5"><text:span text:style-name="T1">On a write-hit, we pay time WH to get the data from one level higher to this cache. The size of data we are transferring is the size that a higher level needs to write. </text:span></text:p>
      <text:p text:style-name="P5"><text:span text:style-name="T1">On a write-miss, we pay WH, plus we pay some time E to evict one block from this cache to a lower level plus we pay RLL to read one block from the lower level (this will include the time for a lower level to find this block). If the block we are evicting is not dirty, then the E is zero, otherwise E is some time D which is the time needed to write a block one level lower. In all those cases a block size is for this cache. </text:span></text:p>
      <text:p text:style-name="P1"/>
      <text:p text:style-name="P5"><text:span text:style-name="T1">Read_time_for_this_cache will be R = <text:tab/>RH+miss_rate*(RLL + E) = </text:span></text:p>
      <text:p text:style-name="P13"><text:span text:style-name="T1">RH+miss_rate*(RLL + %dirty*D)</text:span></text:p>
      <text:p text:style-name="P5"><text:span text:style-name="T1">Write_time_for_this_cache will be W =<text:tab/>WH+miss_rate*(RLL + E) = </text:span></text:p>
      <text:p text:style-name="P14">WH+miss_rate*(RLL + %dirty*D)</text:p>
      <text:p text:style-name="P14"/>
      <text:p text:style-name="P5"><text:span text:style-name="T2">5. A cache is write-back, no-write-allocate</text:span></text:p>
      <text:p text:style-name="P3"/>
      <text:p text:style-name="P5"><text:span text:style-name="T1">The only thing that changes from the case 4 is what happens if we have a write miss</text:span></text:p>
      <text:p text:style-name="P3"/>
      <text:p text:style-name="P5"><text:span text:style-name="T1">On a write-miss, we pay WH plus we pay time WLL to transfer the same data one level lower. Since cache is no-</text:span><text:soft-page-break/><text:span text:style-name="T1">write-allocate we don’t read a block on a write miss, and thus don’t need to deal with dirty blocks being evicted either.</text:span></text:p>
      <text:p text:style-name="P1"/>
      <text:p text:style-name="P5"><text:span text:style-name="T1">Read_time_for_this_cache will be R = <text:tab/>RH+miss_rate*(RLL + E) = </text:span></text:p>
      <text:p text:style-name="P14">RH+miss_rate*(RLL + %dirty*D)</text:p>
      <text:p text:style-name="P5"><text:span text:style-name="T1">Write_time_for_this_cache will be W = <text:tab/>WH+miss_rate*WLL</text:span></text:p>
      <text:p text:style-name="P15"/>
      <text:p text:style-name="P15">6. Now we will add variations for write buffer, assuming that the write buffer can be used at %wb cases between a cache we are considering and the lower level</text:p>
      <text:p text:style-name="P15"/>
      <text:p text:style-name="P17"><text:span text:style-name="T1">Write buffer will only help us for writes to a lower level. Let’s reexamine cases 2, 3, 4 and 5 with write buffer:</text:span></text:p>
      <text:p text:style-name="P16"/>
      <text:p text:style-name="P10">7. A cache is write-through, write-allocate, with write buffer to a lower level</text:p>
      <text:p text:style-name="P10"/>
      <text:p text:style-name="P11">We write to lower level every time we have a write hit or a write miss, and we pay for this</text:p>
      <text:p text:style-name="P11">Y. Now with write buffer we will pay Y only when we cannot use write buffer.</text:p>
      <text:p text:style-name="P11"/>
      <text:p text:style-name="P11">Modified formulas from 2:</text:p>
      <text:p text:style-name="P11">Read_time_for_this_cache will be R = RH+miss_rate*RLL</text:p>
      <text:p text:style-name="P11">Write_time_for_this_cache will be W = WH + (1 – %wb)*WLL+ miss_rate*RLL</text:p>
      <text:p text:style-name="P11"/>
      <text:p text:style-name="P10">8. A cache is write-through, no-write-allocate, with write buffer to a lower level</text:p>
      <text:p text:style-name="P10"/>
      <text:p text:style-name="P12"><text:span text:style-name="T1">Same modification as above.</text:span></text:p>
      <text:p text:style-name="P11"/>
      <text:p text:style-name="P11">Modified formulas from 3:</text:p>
      <text:p text:style-name="P11">Read_time_for_this_cache will be R = RH+miss_rate*RLL</text:p>
      <text:p text:style-name="P11">Write_time_for_this_cache will be W = WH + (1 – %wb)*WLL</text:p>
      <text:p text:style-name="P11"/>
      <text:p text:style-name="P10">9. A cache is write-back, write-allocate, with write buffer to a lower level</text:p>
      <text:p text:style-name="P10"/>
      <text:p text:style-name="P12"><text:span text:style-name="T1">We write to lower level every time we evict a dirty block and we pay for this D. </text:span></text:p>
      <text:p text:style-name="P12"><text:span text:style-name="T1">Now with write buffer we will pay D only when we cannot use write buffer.</text:span></text:p>
      <text:p text:style-name="P11"/>
      <text:p text:style-name="P11">Modified formulas from 4:</text:p>
      <text:p text:style-name="P11">Read_time_for_this_cache will be R = <text:tab/>RH+miss_rate*(RLL + E) = </text:p>
      <text:p text:style-name="P11"><text:span text:style-name="T3"><text:s text:c="65"/></text:span>RH+miss_rate*(RLL + %dirty*(1 – %wb)*D)<text:line-break/> <text:s text:c="12"/>Write_time_for_this_cache will be W =<text:tab/>WH+miss_rate*(RLL + E) = </text:p>
      <text:p text:style-name="P11"><text:span text:style-name="T3"><text:s text:c="64"/></text:span>WH+miss_rate*(RLL + %dirty*(1 – %wb)*D)</text:p>
      <text:p text:style-name="P6"/>
      <text:p text:style-name="P7">10. A cache is write-back, no-write-allocate, with write buffer to a lower level</text:p>
      <text:p text:style-name="P7"/>
      <text:p text:style-name="P6">We write to lower level every time we evict a dirty block and we pay for this D. </text:p>
      <text:p text:style-name="P6">Now with write buffer we will pay D only when we cannot use write buffer.</text:p>
      <text:p text:style-name="P9"><text:span text:style-name="T1">We </text:span><text:span text:style-name="T2">also </text:span><text:span text:style-name="T1">write to lower level every time we have a write miss, and we pay for this WLL.</text:span></text:p>
      <text:p text:style-name="P9"><text:span text:style-name="T1">Now with write buffer we will pay WLL only when we cannot use write buffer.</text:span></text:p>
      <text:p text:style-name="P8"><text:s/></text:p>
      <text:p text:style-name="P6">Modified formulas from 5:</text:p>
      <text:p text:style-name="P6">Read_time_for_this_cache will be R = <text:tab/>RH+miss_rate*(RLL + E) = </text:p>
      <text:p text:style-name="P6"><text:span text:style-name="T3"><text:s text:c="65"/></text:span>RH+miss_rate*(RLL + %dirty*(1 – %wb)*D)</text:p>
      <text:p text:style-name="P6">Write_time_for_this_cache will be W = <text:tab/>WH+miss_rate*(1 – %wb)*W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6T15:57:09.483911700</meta:creation-date>
    <dc:date>2014-10-26T15:59:57.771549530</dc:date>
    <meta:editing-duration>P0D</meta:editing-duration>
    <meta:editing-cycles>1</meta:editing-cycles>
    <meta:document-statistic meta:table-count="0" meta:image-count="0" meta:object-count="0" meta:page-count="3" meta:paragraph-count="85" meta:word-count="1934" meta:character-count="10714" meta:non-whitespace-character-count="8598"/>
    <meta:generator>LibreOffice/4.2.4.2$Linux_X86_64 LibreOffice_project/420m0$Build-2</meta:generator>
  </office:meta>
</office:document-meta>
</file>